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50000017BE4BAC71022F7FE44.png" manifest:media-type="image/png"/>
  <manifest:file-entry manifest:full-path="Pictures/1000000000000279000001ACB7B99A304910820D.png" manifest:media-type="image/png"/>
  <manifest:file-entry manifest:full-path="Pictures/10000000000001C8000001568A0B3132AF0149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ymbol" svg:font-family="Symbol" style:font-pitch="variable" style:font-charset="x-symbol"/>
    <style:font-face style:name="Century Schoolbook L1" svg:font-family="'Century Schoolbook L'" style:font-adornments="Italic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207cm" fo:min-width="10.558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7.624cm" fo:min-width="0.00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1.384cm" fo:min-width="2.257cm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1.385cm" fo:min-width="2.257cm"/>
    </style:style>
    <style:style style:name="gr8" style:family="graphic" style:parent-style-name="objectwithoutfill">
      <style:graphic-properties svg:stroke-width="0.076cm" svg:stroke-color="#0000ff" draw:marker-start-width="0.313cm" draw:marker-end-width="0.313cm" draw:fill="none" draw:textarea-vertical-align="middle" fo:padding-top="0.162cm" fo:padding-bottom="0.162cm" fo:padding-left="0.287cm" fo:padding-right="0.287cm"/>
    </style:style>
    <style:style style:name="gr9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ashed" svg:stroke-width="0.051cm" svg:stroke-color="#00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827cm" fo:min-width="4.452cm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min-height="5.339cm" fo:min-width="8.981cm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465cm" fo:min-width="0.964cm"/>
    </style:style>
    <style:style style:name="gr15" style:family="graphic" style:parent-style-name="objectwithoutfill">
      <style:graphic-properties svg:stroke-width="0.102cm" svg:stroke-color="#000000" draw:marker-start="Arrow_20_concave" draw:marker-start-width="0.352cm" draw:marker-end="Arrow_20_concave" draw:marker-end-width="0.356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cm" svg:stroke-color="#00dcff" draw:fill="none" fo:min-height="0.827cm"/>
    </style:style>
    <style:style style:name="gr17" style:family="graphic" style:parent-style-name="standard">
      <style:graphic-properties draw:stroke="none" svg:stroke-width="0cm" svg:stroke-color="#00dcff" draw:fill="none" fo:min-height="0.828cm"/>
    </style:style>
    <style:style style:name="gr18" style:family="graphic" style:parent-style-name="objectwithoutfill">
      <style:graphic-properties draw:stroke="dash" draw:stroke-dash="Fine_20_Dashed"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0.731cm"/>
    </style:style>
    <style:style style:name="gr20" style:family="graphic" style:parent-style-name="objectwithoutfill">
      <style:graphic-properties svg:stroke-width="0.051cm" draw:marker-start-width="0.276cm" draw:marker-end-width="0.276cm" draw:fill="none" draw:fill-color="#00ccff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draw:marker-start-width="0.276cm" draw:marker-end-width="0.276cm" draw:fill="none" draw:fill-color="#00ccff" draw:opacity="70%" draw:textarea-horizontal-align="justify" draw:textarea-vertical-align="middle" draw:auto-grow-height="false" fo:min-height="3.097cm" fo:min-width="5.178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102cm" svg:stroke-color="#9933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hatch" draw:fill-hatch-name="Hatching_20_2" draw:fill-hatch-solid="false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color="#ff3333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7" style:family="paragraph">
      <loext:graphic-properties draw:fill="none" draw:fill-color="#ffffff"/>
      <style:text-properties style:font-name="Century Schoolbook L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8" style:family="paragraph">
      <loext:graphic-properties draw:fill="none" draw:fill-color="#ffffff"/>
      <style:text-properties fo:color="#ff0000" fo:font-size="22pt" style:font-size-asian="22pt" style:font-size-complex="22pt"/>
    </style:style>
    <style:style style:name="P9" style:family="paragraph">
      <loext:graphic-properties draw:fill="none" draw:fill-color="#ffffff"/>
      <style:text-properties fo:color="#23b8dc" fo:font-size="22pt" style:font-size-asian="22pt" style:font-size-complex="22pt"/>
    </style:style>
    <style:style style:name="P10" style:family="paragraph">
      <loext:graphic-properties draw:fill="none"/>
      <style:text-properties fo:font-size="10.5pt" style:font-size-asian="10.5pt" style:font-size-complex="10.5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0000ff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>
      <loext:graphic-properties draw:fill="none" draw:fill-color="#00ccff"/>
      <style:paragraph-properties fo:text-align="center"/>
    </style:style>
    <style:style style:name="P14" style:family="paragraph">
      <loext:graphic-properties draw:fill="none" draw:fill-color="#00ccff" draw:opacity="70%"/>
      <style:paragraph-properties fo:text-align="center"/>
    </style:style>
    <style:style style:name="P15" style:family="paragraph">
      <style:text-properties fo:color="#9933ff" style:font-name="Symbol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9933ff" style:font-name="Symbol" fo:font-weight="bold" style:font-weight-asian="bold" style:font-weight-complex="bold"/>
    </style:style>
    <style:style style:name="T1" style:family="text">
      <style:text-properties fo:color="#ff3333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" style:family="text">
      <style:text-properties style:font-name="Century Schoolbook L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3" style:family="text">
      <style:text-properties fo:color="#ff0000" style:font-name="OpenSymbol" fo:font-size="22pt" style:font-name-asian="OpenSymbol" style:font-size-asian="22pt" style:font-name-complex="OpenSymbol" style:font-size-complex="22pt"/>
    </style:style>
    <style:style style:name="T4" style:family="text">
      <style:text-properties fo:color="#23b8dc" style:font-name="OpenSymbol" fo:font-size="22pt" style:font-name-asian="OpenSymbol" style:font-size-asian="22pt" style:font-name-complex="OpenSymbol" style:font-size-complex="22pt"/>
    </style:style>
    <style:style style:name="T5" style:family="text">
      <style:text-properties style:font-name="OpenSymbol" fo:font-size="10.5pt" fo:font-style="italic" fo:font-weight="bold" style:font-name-asian="OpenSymbol" style:font-size-asian="10.5pt" style:font-style-asian="italic" style:font-weight-asian="bold" style:font-name-complex="OpenSymbol" style:font-size-complex="10.5pt" style:font-style-complex="italic" style:font-weight-complex="bold"/>
    </style:style>
    <style:style style:name="T6" style:family="text">
      <style:text-properties style:font-name="Century Schoolbook L" fo:font-size="10.5pt" fo:font-style="italic" fo:font-weight="bold" style:font-name-asian="Century Schoolbook L1" style:font-size-asian="10.5pt" style:font-style-asian="italic" style:font-weight-asian="bold" style:font-name-complex="Century Schoolbook L1" style:font-size-complex="10.5pt" style:font-style-complex="italic" style:font-weight-complex="bold"/>
    </style:style>
    <style:style style:name="T7" style:family="text">
      <style:text-properties fo:color="#0000f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fo:color="#9933ff" style:font-name="Symbol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209cm" svg:height="6.907cm" svg:x="2.54cm" svg:y="5.793cm">
          <draw:image xlink:href="Pictures/10000000000001C8000001568A0B3132AF014921.png" xlink:type="simple" xlink:show="embed" xlink:actuate="onLoad">
            <text:p/>
          </draw:image>
        </draw:frame>
        <draw:frame draw:style-name="gr1" draw:text-style-name="P1" draw:layer="layout" svg:width="12.57cm" svg:height="8.499cm" svg:x="11.384cm" svg:y="4.201cm">
          <draw:image xlink:href="Pictures/1000000000000279000001ACB7B99A304910820D.png" xlink:type="simple" xlink:show="embed" xlink:actuate="onLoad">
            <text:p/>
          </draw:image>
        </draw:frame>
        <draw:frame draw:style-name="gr1" draw:text-style-name="P1" draw:layer="layout" svg:width="21.779cm" svg:height="6.942cm" svg:x="2.54cm" svg:y="13.124cm">
          <draw:image xlink:href="Pictures/10000000000004A50000017BE4BAC71022F7FE44.png" xlink:type="simple" xlink:show="embed" xlink:actuate="onLoad">
            <text:p/>
          </draw:image>
        </draw:frame>
        <draw:custom-shape draw:style-name="gr2" draw:text-style-name="P2" draw:layer="layout" svg:width="11.058cm" svg:height="2.457cm" svg:x="13.148cm" svg:y="3.8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7.874cm" svg:x="2.286cm" svg:y="12.4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5" draw:text-style-name="P4" draw:layer="layout" svg:width="2.757cm" svg:height="1.634cm" svg:x="6.437cm" svg:y="14.125cm">
          <text:p/>
          <draw:enhanced-geometry svg:viewBox="0 0 21600 21600" draw:extrusion="true" draw:extrusion-depth="0cm 0" draw:extrusion-rotation-angle="0 30" draw:extrusion-first-light-direction="(50000 -50000 10000)" draw:extrusion-second-light-direction="(-50000 0 10000)" draw:type="rectangle" draw:enhanced-path="M 0 0 L 21600 0 21600 21600 0 21600 0 0 Z N"/>
        </draw:custom-shape>
        <draw:line draw:style-name="gr6" draw:text-style-name="P1" draw:layer="layout" svg:x1="6.854cm" svg:y1="13.804cm" svg:x2="6.854cm" svg:y2="15.501cm">
          <text:p/>
        </draw:line>
        <draw:line draw:style-name="gr6" draw:text-style-name="P1" draw:layer="layout" svg:x1="8.775cm" svg:y1="14.305cm" svg:x2="8.775cm" svg:y2="16.002cm">
          <text:p/>
        </draw:line>
        <draw:line draw:style-name="gr6" draw:text-style-name="P1" draw:layer="layout" svg:x1="6.854cm" svg:y1="13.804cm" svg:x2="8.775cm" svg:y2="14.305cm">
          <text:p/>
        </draw:line>
        <draw:line draw:style-name="gr6" draw:text-style-name="P1" draw:layer="layout" svg:x1="6.854cm" svg:y1="15.475cm" svg:x2="8.775cm" svg:y2="15.976cm">
          <text:p/>
        </draw:line>
        <draw:custom-shape draw:style-name="gr7" draw:text-style-name="P4" draw:layer="layout" svg:width="2.757cm" svg:height="1.635cm" svg:x="10.194cm" svg:y="12.119cm">
          <text:p/>
          <draw:enhanced-geometry svg:viewBox="0 0 21600 21600" draw:extrusion="true" draw:extrusion-depth="0cm 0" draw:extrusion-rotation-angle="0 30" draw:extrusion-first-light-direction="(50000 -50000 10000)" draw:extrusion-second-light-direction="(-50000 0 10000)" draw:type="rectangle" draw:enhanced-path="M 0 0 L 21600 0 21600 21600 0 21600 0 0 Z N"/>
        </draw:custom-shape>
        <draw:line draw:style-name="gr6" draw:text-style-name="P1" draw:layer="layout" svg:x1="10.611cm" svg:y1="11.798cm" svg:x2="10.611cm" svg:y2="13.495cm">
          <text:p/>
        </draw:line>
        <draw:line draw:style-name="gr6" draw:text-style-name="P1" draw:layer="layout" svg:x1="12.533cm" svg:y1="12.3cm" svg:x2="12.533cm" svg:y2="13.997cm">
          <text:p/>
        </draw:line>
        <draw:line draw:style-name="gr6" draw:text-style-name="P1" draw:layer="layout" svg:x1="10.611cm" svg:y1="11.798cm" svg:x2="12.532cm" svg:y2="12.299cm">
          <text:p/>
        </draw:line>
        <draw:line draw:style-name="gr6" draw:text-style-name="P1" draw:layer="layout" svg:x1="10.611cm" svg:y1="13.47cm" svg:x2="12.532cm" svg:y2="13.971cm">
          <text:p/>
        </draw:line>
        <draw:g>
          <draw:line draw:style-name="gr8" draw:text-style-name="P1" draw:layer="layout" svg:x1="7.835cm" svg:y1="14.653cm" svg:x2="8.072cm" svg:y2="15.063cm">
            <text:p/>
          </draw:line>
          <draw:line draw:style-name="gr8" draw:text-style-name="P1" draw:layer="layout" svg:x1="7.785cm" svg:y1="15.025cm" svg:x2="8.12cm" svg:y2="14.69cm">
            <text:p/>
          </draw:line>
        </draw:g>
        <draw:g>
          <draw:line draw:style-name="gr8" draw:text-style-name="P1" draw:layer="layout" svg:x1="11.678cm" svg:y1="12.564cm" svg:x2="11.915cm" svg:y2="12.974cm">
            <text:p/>
          </draw:line>
          <draw:line draw:style-name="gr8" draw:text-style-name="P1" draw:layer="layout" svg:x1="11.628cm" svg:y1="12.937cm" svg:x2="11.963cm" svg:y2="12.602cm">
            <text:p/>
          </draw:line>
        </draw:g>
        <draw:line draw:style-name="gr9" draw:text-style-name="P6" draw:layer="layout" svg:x1="16.528cm" svg:y1="9.548cm" svg:x2="19.779cm" svg:y2="6.895cm">
          <text:p text:style-name="P5"><text:span text:style-name="T1">Reconstructed Track</text:span><text:span text:style-name="T1"><text:line-break/></text:span><text:span text:style-name="T1"/></text:p>
        </draw:line>
        <draw:line draw:style-name="gr10" draw:text-style-name="P1" draw:layer="layout" svg:x1="6.854cm" svg:y1="15.475cm" svg:x2="18.796cm" svg:y2="8.948cm">
          <text:p/>
        </draw:line>
        <draw:g>
          <draw:frame draw:style-name="gr11" draw:text-style-name="P7" draw:layer="layout" svg:width="4.952cm" svg:height="1.077cm" svg:x="3.596cm" svg:y="3.806cm">
            <draw:text-box>
              <text:p><text:span text:style-name="T2">TPC Front Face</text:span></text:p>
            </draw:text-box>
          </draw:frame>
          <draw:g>
            <draw:g>
              <draw:custom-shape draw:style-name="gr12" draw:text-style-name="P1" draw:layer="layout" svg:width="9.581cm" svg:height="5.689cm" svg:x="3.895cm" svg:y="4.705cm">
                <text:p/>
                <draw:enhanced-geometry svg:viewBox="0 0 21600 21600" draw:type="rectangle" draw:enhanced-path="M 0 0 L 21600 0 21600 21600 0 21600 0 0 Z N"/>
              </draw:custom-shape>
              <draw:g>
                <draw:line draw:style-name="gr13" draw:text-style-name="P1" draw:layer="layout" svg:x1="7.845cm" svg:y1="10.348cm" svg:x2="7.845cm" svg:y2="4.659cm">
                  <text:p/>
                </draw:line>
                <draw:g>
                  <draw:line draw:style-name="gr13" draw:text-style-name="P1" draw:layer="layout" svg:x1="3.896cm" svg:y1="6.801cm" svg:x2="13.476cm" svg:y2="6.801cm">
                    <text:p/>
                  </draw:line>
                  <draw:frame draw:style-name="gr14" draw:text-style-name="P8" draw:layer="layout" svg:width="1.464cm" svg:height="1.715cm" svg:x="7.237cm" svg:y="6.168cm">
                    <draw:text-box>
                      <text:p><text:span text:style-name="T3"></text:span></text:p>
                    </draw:text-box>
                  </draw:frame>
                  <draw:line draw:style-name="gr13" draw:text-style-name="P1" draw:layer="layout" svg:x1="10.437cm" svg:y1="10.35cm" svg:x2="10.437cm" svg:y2="4.661cm">
                    <text:p/>
                  </draw:line>
                  <draw:line draw:style-name="gr13" draw:text-style-name="P1" draw:layer="layout" svg:x1="3.896cm" svg:y1="8.333cm" svg:x2="13.476cm" svg:y2="8.333cm">
                    <text:p/>
                  </draw:line>
                  <draw:frame draw:style-name="gr14" draw:text-style-name="P9" draw:layer="layout" svg:width="1.464cm" svg:height="1.715cm" svg:x="9.83cm" svg:y="7.7cm">
                    <draw:text-box>
                      <text:p><text:span text:style-name="T4"></text:span></text:p>
                    </draw:text-box>
                  </draw:frame>
                </draw:g>
              </draw:g>
            </draw:g>
            <draw:g>
              <draw:line draw:style-name="gr15" draw:text-style-name="P1" draw:layer="layout" svg:x1="7.845cm" svg:y1="9.197cm" svg:x2="10.438cm" svg:y2="9.197cm">
                <text:p/>
              </draw:line>
              <draw:frame draw:style-name="gr16" draw:text-style-name="P10" draw:layer="layout" svg:width="1.985cm" svg:height="1.077cm" svg:x="7.845cm" svg:y="9.197cm">
                <draw:text-box>
                  <text:p><text:span text:style-name="T5">Δ</text:span><text:span text:style-name="T6">X</text:span></text:p>
                </draw:text-box>
              </draw:frame>
              <draw:frame draw:style-name="gr17" draw:text-style-name="P10" draw:layer="layout" svg:width="2.199cm" svg:height="1.078cm" svg:x="5.038cm" svg:y="7.074cm">
                <draw:text-box>
                  <text:p><text:span text:style-name="T5">Δ</text:span><text:span text:style-name="T6">Y</text:span></text:p>
                </draw:text-box>
              </draw:frame>
            </draw:g>
          </draw:g>
        </draw:g>
        <draw:line draw:style-name="gr15" draw:text-style-name="P1" draw:layer="layout" svg:x1="7.253cm" svg:y1="8.333cm" svg:x2="7.253cm" svg:y2="6.801cm">
          <text:p/>
        </draw:line>
        <draw:line draw:style-name="gr18" draw:text-style-name="P6" draw:layer="layout" svg:x1="15.322cm" svg:y1="10.521cm" svg:x2="18.573cm" svg:y2="7.868cm">
          <text:p/>
        </draw:line>
        <draw:frame draw:style-name="gr19" draw:text-style-name="P12" draw:layer="layout" svg:width="6.854cm" svg:height="0.981cm" draw:transform="rotate (0.545764457098627) translate (12.17cm 12.813cm)">
          <draw:text-box>
            <text:p text:style-name="P11"><text:span text:style-name="T7">Wire Chamber Track</text:span></text:p>
          </draw:text-box>
        </draw:frame>
        <draw:g>
          <draw:line draw:style-name="gr20" draw:text-style-name="P13" draw:layer="layout" svg:x1="18.051cm" svg:y1="12.219cm" svg:x2="24.841cm" svg:y2="9.673cm">
            <text:p/>
          </draw:line>
          <draw:line draw:style-name="gr20" draw:text-style-name="P13" draw:layer="layout" svg:x1="14.042cm" svg:y1="11.3cm" svg:x2="20.832cm" svg:y2="8.754cm">
            <text:p/>
          </draw:line>
          <draw:line draw:style-name="gr20" draw:text-style-name="P13" draw:layer="layout" svg:x1="24.841cm" svg:y1="9.673cm" svg:x2="20.832cm" svg:y2="8.754cm">
            <text:p/>
          </draw:line>
          <draw:line draw:style-name="gr20" draw:text-style-name="P13" draw:layer="layout" svg:x1="20.893cm" svg:y1="5.429cm" svg:x2="20.893cm" svg:y2="8.754cm">
            <text:p/>
          </draw:line>
          <draw:custom-shape draw:style-name="gr21" draw:text-style-name="P14" draw:layer="layout" svg:width="5.728cm" svg:height="3.397cm" svg:x="13.172cm" svg:y="8.398cm">
            <text:p/>
            <draw:enhanced-geometry svg:viewBox="0 0 21600 21600" draw:extrusion="true" draw:extrusion-depth="5.842cm 0" draw:extrusion-rotation-angle="0 30" draw:extrusion-first-light-direction="(50000 -50000 10000)" draw:extrusion-second-light-direction="(-50000 0 10000)" draw:type="rectangle" draw:enhanced-path="M 0 0 L 21600 0 21600 21600 0 21600 0 0 Z N"/>
          </draw:custom-shape>
          <draw:line draw:style-name="gr20" draw:text-style-name="P13" draw:layer="layout" svg:x1="24.757cm" svg:y1="6.277cm" svg:x2="24.757cm" svg:y2="9.8cm">
            <text:p/>
          </draw:line>
          <draw:line draw:style-name="gr20" draw:text-style-name="P13" draw:layer="layout" svg:x1="17.992cm" svg:y1="8.867cm" svg:x2="17.992cm" svg:y2="12.39cm">
            <text:p/>
          </draw:line>
          <draw:line draw:style-name="gr20" draw:text-style-name="P13" draw:layer="layout" svg:x1="17.968cm" svg:y1="8.877cm" svg:x2="24.758cm" svg:y2="6.331cm">
            <text:p/>
          </draw:line>
          <draw:line draw:style-name="gr20" draw:text-style-name="P13" draw:layer="layout" svg:x1="14.125cm" svg:y1="7.874cm" svg:x2="20.915cm" svg:y2="5.328cm">
            <text:p/>
          </draw:line>
          <draw:line draw:style-name="gr20" draw:text-style-name="P13" draw:layer="layout" svg:x1="17.908cm" svg:y1="12.262cm" svg:x2="14.042cm" svg:y2="11.343cm">
            <text:p/>
          </draw:line>
          <draw:line draw:style-name="gr20" draw:text-style-name="P13" draw:layer="layout" svg:x1="14.065cm" svg:y1="7.865cm" svg:x2="14.065cm" svg:y2="11.388cm">
            <text:p/>
          </draw:line>
          <draw:line draw:style-name="gr20" draw:text-style-name="P13" draw:layer="layout" svg:x1="24.674cm" svg:y1="6.247cm" svg:x2="20.808cm" svg:y2="5.328cm">
            <text:p/>
          </draw:line>
          <draw:line draw:style-name="gr20" draw:text-style-name="P13" draw:layer="layout" svg:x1="17.908cm" svg:y1="8.838cm" svg:x2="14.042cm" svg:y2="7.919cm">
            <text:p/>
          </draw:line>
        </draw:g>
        <draw:path draw:style-name="gr22" draw:text-style-name="P1" draw:layer="layout" svg:width="0.694cm" svg:height="0.373cm" draw:transform="rotate (-0.198094870101356) translate (17.184cm 9.104cm)" svg:viewBox="0 0 695 374" svg:d="M0 0l301 21 337 202 57 151">
          <text:p/>
        </draw:path>
        <draw:frame draw:style-name="gr23" draw:text-style-name="P16" draw:layer="layout" svg:width="1.253cm" svg:height="1.263cm" svg:x="18.051cm" svg:y="8.706cm">
          <draw:text-box>
            <text:p text:style-name="P15"><text:span text:style-name="T8">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ymbol" svg:font-family="Symbol" style:font-pitch="variable" style:font-charset="x-symbol"/>
    <style:font-face style:name="Century Schoolbook L1" svg:font-family="'Century Schoolbook L'" style:font-adornments="Italic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2" draw:display-name="Hatching 2" draw:style="double" draw:color="#000000" draw:distance="0.305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4:36:20.101453498</meta:creation-date>
    <dc:date>2017-06-21T15:56:51.517051099</dc:date>
    <meta:editing-duration>PT6M16S</meta:editing-duration>
    <meta:editing-cycles>2</meta:editing-cycles>
    <meta:generator>LibreOffice/5.1.6.2$Linux_X86_64 LibreOffice_project/10m0$Build-2</meta:generator>
    <meta:document-statistic meta:object-count="84"/>
  </office:meta>
</office:document-meta>
</file>